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text-properties style:font-name="Arial" fo:language="es" fo:country="ES"/>
    </style:style>
    <style:style style:name="P2" style:family="paragraph" style:parent-style-name="Standard">
      <style:paragraph-properties fo:margin-left="0cm" fo:margin-right="0cm" fo:line-height="200%" fo:text-align="end" style:justify-single-word="false" fo:text-indent="0cm" style:auto-text-indent="true"/>
      <style:text-properties style:font-name="Arial" fo:font-size="11pt" fo:language="es" fo:country="ES" fo:font-style="italic" style:font-size-asian="11pt" style:font-style-asian="italic"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s paredes concurrían el secreto de nuestra prisión. </text:p>
      <text:p text:style-name="P1"/>
      <text:p text:style-name="P1">Éramos desaparecidos. A veces venía un carcelero a sonreírnos con dientes negros. Se burlaba de nosotros. A la hora de la comida nos tiraba cuatro pedazos de pan. Éramos seis en la celda.</text:p>
      <text:p text:style-name="P1">En la noches escuchábamos gritos y torturas en una distancia demasiado inmediata. Solo nos permitían dormir 2 horas seguidas, luego llegaba el carcelero a hacer ruido en <text:s/>la puerta de metal.</text:p>
      <text:p text:style-name="P1">A los tres meses de encierro vinieron a buscarme. Me llevaron a empujones hasta una celda con una mesa, en la que me esperaba un oficial pulcro y sonriente. El trato cambió. Me ofrecieron asiento en lugar de tirarme en la silla. El oficial me dio los buenos días y extendió un cigarro. Yo no fumaba. Empezó a hablarme de “usted”, me contó sobre mi familia, que estaban bien y que pronto los vería. Él conocía de mi inocencia. Mi encarcelamiento era fortuito y temporal. Él, personalmente, se ocupaba de los papeles de mi traslado y liberación. Me dijo que mientras se resolvía mi libertad, necesitaba un favor. Ya sabía que <text:s/>era suficiente infamia estar encerrado con esa escoria terrorista, pero era imprescindible un sacrificio extra de mi parte. Tenía que intimar. Ganarme la confianza de los otros. Escuchar, sin preguntar, los secretos susurrados entre ellos. Para favorecer la confianza de los demás me golpearon con fuerza e insistencia. Desde entonces perdí el uso del oído izquierdo.</text:p>
      <text:p text:style-name="P1">Estuve varios días tirado en un rincón, incrédulo. Poco a poco comprendí. Mi arresto pudo ser casual, pero no existía el trámite para mi liberación. Era un canje. Mi trabajo encubierto por la libertad. Me habían convertido en un chivato.</text:p>
      <text:p text:style-name="P1">El carcelero dejó de molestarnos cada dos horas, por fin pude dormir. <text:s/>Cuando me atreví a salir del rincón, <text:s/>aún indeciso, los demás me rodearon con preguntas y consuelos. Mezclados con insultos a los guardias y al gobierno. </text:p>
      <text:p text:style-name="P1"><text:soft-page-break/>Solo soy un panadero, les dije. <text:s/>Nada más quiero irme. No quería ser uno de ellos, no quería incluirme en sus conspiraciones, no quería delatarlos. </text:p>
      <text:p text:style-name="P1">Fue en vano. Semanas después era parte de sus secretos. Mi tortura era un testimonio imprescindible, dijeron.</text:p>
      <text:p text:style-name="P1">Estuve informando sobre ellos durante cuatro meses. Una vez a la semana me buscaba el carcelero y dos policías. Los demás también eran requeridos semanalmente. A mi me daban café, fotos y cartas de mi familia. Antes de irme a la celda me provocaban moretones, para las apariencias. Informé de nombres y lugares. De planes fallidos y grandes proyectos, incluyendo un magnicidio y un alzamiento. </text:p>
      <text:p text:style-name="P1">Un día vinieron a buscarlos. Los sacaron de la celda uno a uno. Ninguno volvió. Cuando me quedé solo entró el oficial. Ya puede marcharse, es libre. No toda mi información había sido exacta; pero muchos nombres y lugares fueron correctos.</text:p>
      <text:p text:style-name="P1">He estado tres décadas guardando el secreto. En mi barrio me consideran un héroe, un superviviente de la tortura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2T13:50:44.66</meta:creation-date>
    <dc:date>2011-11-18T16:15:08.16</dc:date>
    <meta:editing-duration>PT4H43M41S</meta:editing-duration>
    <meta:editing-cycles>50</meta:editing-cycles>
    <meta:generator>LibreOffice/3.3$Win32 LibreOffice_project/330m19$Build-6</meta:generator>
    <meta:document-statistic meta:table-count="0" meta:image-count="0" meta:object-count="0" meta:page-count="2" meta:paragraph-count="11" meta:word-count="486" meta:character-count="2895"/>
  </office:meta>
</office:document-meta>
</file>